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23de" officeooo:paragraph-rsid="001a23de" style:font-weight-asian="bold" style:font-weight-complex="bold"/>
    </style:style>
    <style:style style:name="P2" style:family="paragraph" style:parent-style-name="Standard" style:list-style-name="L1">
      <style:text-properties fo:font-weight="bold" officeooo:rsid="001a23de" officeooo:paragraph-rsid="001a23de" style:font-weight-asian="bold" style:font-weight-complex="bold"/>
    </style:style>
    <style:style style:name="P3" style:family="paragraph" style:parent-style-name="Standard" style:list-style-name="L1">
      <style:text-properties fo:font-weight="bold" officeooo:rsid="001a23de" officeooo:paragraph-rsid="001b1197" style:font-weight-asian="bold" style:font-weight-complex="bold"/>
    </style:style>
    <style:style style:name="P4" style:family="paragraph" style:parent-style-name="Standard" style:list-style-name="L1">
      <style:text-properties fo:font-weight="bold" officeooo:rsid="001b1197" officeooo:paragraph-rsid="001a23de" style:font-weight-asian="bold" style:font-weight-complex="bold"/>
    </style:style>
    <style:style style:name="P5" style:family="paragraph" style:parent-style-name="Standard" style:list-style-name="L1">
      <style:text-properties fo:font-weight="bold" officeooo:rsid="001b1197" officeooo:paragraph-rsid="001b1197" style:font-weight-asian="bold" style:font-weight-complex="bold"/>
    </style:style>
    <style:style style:name="P6" style:family="paragraph" style:parent-style-name="Standard" style:list-style-name="L1">
      <style:text-properties fo:font-weight="normal" officeooo:rsid="001a23de" officeooo:paragraph-rsid="001a23de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a23de" officeooo:paragraph-rsid="001b1197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b1197" officeooo:paragraph-rsid="001b1197" style:font-weight-asian="normal" style:font-weight-complex="normal"/>
    </style:style>
    <style:style style:name="P9" style:family="paragraph" style:parent-style-name="Standard">
      <style:text-properties fo:font-weight="normal" officeooo:rsid="001b1197" officeooo:paragraph-rsid="001b1197" style:font-weight-asian="normal" style:font-weight-complex="normal"/>
    </style:style>
    <style:style style:name="P10" style:family="paragraph" style:parent-style-name="Standard">
      <style:text-properties fo:color="#ce181e" style:font-name="Padauk Book" fo:font-style="italic" style:text-underline-style="solid" style:text-underline-width="auto" style:text-underline-color="font-color" fo:font-weight="bold" officeooo:rsid="001cfb0c" officeooo:paragraph-rsid="001cfb0c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1197" style:font-weight-asian="bold" style:font-weight-complex="bold"/>
    </style:style>
    <style:style style:name="T4" style:family="text">
      <style:text-properties officeooo:rsid="001b1197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fo:font-style="normal" style:text-underline-style="non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33613574" text:style-name="L1">
        <text:list-item>
          <text:p text:style-name="P2"><text:span text:style-name="T1">The sharing of components of environments by plants and animals is called</text:span> Interdependence.</text:p>
          <text:p text:style-name="P2"/>
        </text:list-item>
        <text:list-item>
          <text:p text:style-name="P2"><text:span text:style-name="T1">All animals on plants for </text:span>food<text:span text:style-name="T1"> either directly or indirectly.</text:span></text:p>
          <text:p text:style-name="P6"/>
        </text:list-item>
        <text:list-item>
          <text:p text:style-name="P2"><text:span text:style-name="T1">Give three</text:span> <text:span text:style-name="T1">examples of animals that indirectly depend on plants for food. </text:span><text:s/>Jaguar, Lion, Tiger.</text:p>
          <text:p text:style-name="P2"/>
        </text:list-item>
        <text:list-item>
          <text:p text:style-name="P6">The natural home of an animal or plant is called <text:span text:style-name="T2">habitat.</text:span></text:p>
          <text:p text:style-name="P2"/>
        </text:list-item>
        <text:list-item>
          <text:p text:style-name="P7">What are the two main importance of shade to other plants? <text:span text:style-name="T2">Protection from strong</text:span></text:p>
          <text:p text:style-name="P3"><text:s/>sunlight, Preserving the moisture content in the soil.</text:p>
          <text:p text:style-name="P3"/>
        </text:list-item>
        <text:list-item>
          <text:p text:style-name="P6">Parasitic plants feed directly on living plants. Give two examples. <text:span text:style-name="T2">Lichen, dodder.</text:span></text:p>
          <text:p text:style-name="P2"/>
        </text:list-item>
        <text:list-item>
          <text:p text:style-name="P6">Plants with weak stems need support from other strong stem. State the three features <text:span text:style-name="T4">of such plants.</text:span><text:span text:style-name="T3"> Hooks, thorns and tendrils.</text:span></text:p>
          <text:p text:style-name="P4"/>
        </text:list-item>
        <text:list-item>
          <text:p text:style-name="P8">Give two examples of decomposers. <text:span text:style-name="T2">Mushroom and Puffball.</text:span></text:p>
          <text:p text:style-name="P5"/>
        </text:list-item>
        <text:list-item>
          <text:p text:style-name="P8">The diagram shown below shows special features called <text:span text:style-name="T2">Tendril.</text:span></text:p>
          <text:p text:style-name="P8">It is a modified <text:span text:style-name="T2">leaf.</text:span></text:p>
          <text:p text:style-name="P5"/>
        </text:list-item>
        <text:list-item>
          <text:p text:style-name="P8">Plant that depend on decaying food from dead plants are called <text:span text:style-name="T2">saprophytes.</text:span></text:p>
        </text:list-item>
      </text:list>
      <text:p text:style-name="P9"><text:span text:style-name="T2"/></text:p>
      <text:p text:style-name="P9"><text:span text:style-name="T2"/></text:p>
      <text:p text:style-name="P9"><text:span text:style-name="T2"/></text:p>
      <text:p text:style-name="P10">CORRECTIONS</text:p>
      <text:p text:style-name="P10"><text:span text:style-name="T7"/></text:p>
      <text:p text:style-name="P10"><text:span text:style-name="T7">8. Give two examples of decomposers. </text:span><text:span text:style-name="T8">Bacteria, Fungi and worms</text:span></text:p>
      <text:p text:style-name="P10"><text:span text:style-name="T7">3. Give three example of animals that indirectly depend on plants for food. </text:span><text:span text:style-name="T8">Carnivores.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23de" officeooo:paragraph-rsid="001a23de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NTOR SCI PG 30(1-1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2:07:11.948749091</meta:creation-date>
    <dc:date>2020-06-05T08:29:19.167516932</dc:date>
    <meta:editing-duration>PT13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77" meta:character-count="1069" meta:non-whitespace-character-count="915"/>
  </office:meta>
</office:document-meta>
</file>